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7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5-1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4-21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4-30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2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3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0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6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2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30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3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30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3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3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3-22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6-01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5-11-0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5-08-1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5-04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5-02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4-11-1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4-08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4-05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4-02-24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3-11-1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3-08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3-05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3-02-1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2-11-20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2-08-29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2-05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2-02-0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1-11-0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1-08-02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1-05-12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1-02-1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0-11-22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0-07-29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0-05-07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1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9-08-0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9-04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9-02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8-11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8-08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8-05-0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8-01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7-10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7-07-3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7-05-0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7-01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6-10-3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6-07-3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6-05-0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6-01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5-11-09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5-08-0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5-05-0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5-01-3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4-10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4-08-0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4-05-1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4-02-11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3-02-05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1-02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2000-03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199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199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1998-09-3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1998-06-0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1997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13W1</text:p>
          </table:table-cell>
          <table:table-cell office:value-type="string" calcext:value-type="string">
            <text:p>Perquimans</text:p>
          </table:table-cell>
          <table:table-cell office:value-type="string" calcext:value-type="string">
            <text:p>199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76" meta:object-count="0"/>
    <meta:user-defined meta:name="AppVersion">3.0</meta:user-defined>
  </office:meta>
</office:document-meta>
</file>